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Heading_20_1">
      <style:paragraph-properties fo:text-align="center" style:justify-single-word="false"/>
    </style:style>
    <style:style style:name="P4" style:family="paragraph" style:parent-style-name="Heading_20_2">
      <style:text-properties fo:font-style="normal" style:font-style-asian="normal" style:font-style-complex="normal"/>
    </style:style>
    <style:style style:name="P5" style:family="paragraph" style:parent-style-name="Text_20_body" style:list-style-name="L1">
      <style:text-properties fo:font-variant="normal" fo:text-transform="none" fo:color="#000000" style:text-line-through-style="none" style:font-name="Times New Roman" fo:font-size="11.25pt" fo:font-style="normal" style:text-underline-style="none" fo:font-weight="normal" style:text-blinking="false" fo:background-color="transparent" style:font-style-asian="normal" style:font-style-complex="normal"/>
    </style:style>
    <style:style style:name="P6" style:family="paragraph" style:parent-style-name="Text_20_body" style:list-style-name="L1">
      <style:text-properties fo:font-variant="normal" fo:text-transform="none" fo:color="#000000" style:text-line-through-style="none" style:font-name="Times New Roman" fo:font-size="11.25pt" fo:font-style="normal" style:text-underline-style="none" fo:font-weight="normal" style:text-blinking="false" fo:background-color="transparent"/>
    </style:style>
    <style:style style:name="P7" style:family="paragraph" style:parent-style-name="Text_20_body" style:list-style-name="L1">
      <style:text-properties style:font-name="Times New Roman"/>
    </style:style>
    <style:style style:name="P8" style:family="paragraph" style:parent-style-name="Text_20_body">
      <style:text-properties fo:font-style="normal" style:font-style-asian="normal" style:font-style-complex="normal"/>
    </style:style>
    <style:style style:name="P9" style:family="paragraph" style:parent-style-name="Text_20_body" style:list-style-name="L1">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3" style:family="text">
      <style:text-properties style:font-name="Times New Roman"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Sprint backlog - God öl</text:h>
      <text:p text:style-name="P1">Individuellt mjukvaruutvecklingsprojekt – 1DV430 <text:line-break/>Andreas Fridlund, afrxx09 – WP13 (Campus)</text:p>
      <text:h text:style-name="P4" text:outline-level="2">Iteration -1</text:h>
      <text:p text:style-name="Text_20_body"><text:span text:style-name="T1">Har mest lagt tid på att "planera i huvudet" i det stora hela och försöka skaffa sig en helheltsbild av vad det är som ska göras och vilket resultat jag vill nå. Har vart ganska upptagen med saker utanför </text:span><text:span text:style-name="T3">skolan denna veckan men endå lyckats få ihop det som krävdes.</text:span></text:p>
      <text:list xml:id="list1720393528250956797" text:style-name="L1">
        <text:list-item>
          <text:p text:style-name="P5"><text:bookmark text:name="docs-internal-guid-f82bd479-4be6-b02e-b5c5-b0539507219f"/>Funderat över projektet: Innehåll, funktionalitet, tekniker, grov idé över databasstruktur m.m.</text:p>
        </text:list-item>
        <text:list-item>
          <text:p text:style-name="P6">Skrivit och skickat in utkastet på Visionen.</text:p>
        </text:list-item>
        <text:list-item>
          <text:p text:style-name="P6">Börjat undresöka Ruby on Rails.</text:p>
        </text:list-item>
        <text:list-item>
          <text:p text:style-name="P7"><text:span text:style-name="T2">Första itterationsplanen påbörjad.</text:span> </text:p>
        </text:list-item>
      </text:list>
      <text:h text:style-name="P4" text:outline-level="2">Iteration 0</text:h>
      <text:p text:style-name="P2">Svårstartad vecka, har åter igen haft mycket att dona med utanför skoltid vilket har resulterat i en liten försening i veckans arbete. Jag får kompensera genom att jobba lite i helgen så ska det nog ordna sig. Min första commit till mitt repo gick inte genomföra och git-klienten revertade mitt lokala repo och tog bort all min dokumentation, så jag har fått skriva om den en gång till...</text:p>
      <text:list xml:id="list36544877" text:continue-numbering="true" text:style-name="L1">
        <text:list-item>
          <text:p text:style-name="P9">Skrivit om all dokumentation, tack github...</text:p>
        </text:list-item>
        <text:list-item>
          <text:p text:style-name="P9">Läst om Ruby on Rails</text:p>
        </text:list-item>
        <text:list-item>
          <text:p text:style-name="P9">Gjort klart Visionen</text:p>
        </text:list-item>
        <text:list-item>
          <text:p text:style-name="P9">Gjort iterationsplan för nästa vecka</text:p>
        </text:list-item>
        <text:list-item>
          <text:p text:style-name="P9">Påbörjat kravspecifikationen</text:p>
        </text:list-item>
        <text:list-item>
          <text:p text:style-name="P9">Installerat RoR lokalt på datorn</text:p>
        </text:list-item>
        <text:list-item>
          <text:p text:style-name="P9">Undersökt om RoR-webhotell</text:p>
        </text:list-item>
        <text:list-item>
          <text:p text:style-name="P9">Gjort Lite grundläggande RoR-tutorials för att prova på.</text:p>
        </text:list-item>
      </text:list>
      <text:h text:style-name="P4" text:outline-level="2">Iteration 1</text:h>
      <text:p text:style-name="P2">Planen var att fortsätta göra RoR-tutorials och forska vidare hur det fungerar. Har fått git att funka från consolen, har hittat ett webhotell där applikationen kan testas live och även fått publiceringen till webhotellet att funka via consolen. Har läst på lite mer om databas-relationer i RoR. Det har varit påsk denna veckan så har inte vart jätteproduktiv. Har försökt ta reda på hur test-specifikationen ska se ut men reder inte ut det, väntar till handledarmöte och gör det då.</text:p>
      <text:list xml:id="list36543749" text:continue-numbering="true" text:style-name="L1">
        <text:list-item>
          <text:p text:style-name="P9">Mer RoR-tutorials</text:p>
        </text:list-item>
        <text:list-item>
          <text:p text:style-name="P9">Git via Ruby-consolen</text:p>
        </text:list-item>
        <text:list-item>
          <text:p text:style-name="P9">Hittat webhotell som fungerar</text:p>
        </text:list-item>
        <text:list-item>
          <text:p text:style-name="P9">Publicera på Heroku(webhotellet) via consolen</text:p>
        </text:list-item>
        <text:list-item>
          <text:p text:style-name="P9">Spenderat massa tid på att försöka reda ut testspecifiktationen</text:p>
        </text:list-item>
      </text:list>
      <text:h text:style-name="P4" text:outline-level="2"><text:soft-page-break/>Iteration 2</text:h>
      <text:h text:style-name="Heading_20_3" text:outline-level="3">Veckorstart</text:h>
      <text:p text:style-name="P2">En dag kortare denna veckan, men planerar att kämpa lite i helgen och dessutom försöka klämma in lite mer timmar än vanlig då det känns som jag varit lite för slapp de första veckorna.</text:p>
      <text:list xml:id="list36552632" text:continue-numbering="true" text:style-name="L1">
        <text:list-item>
          <text:p text:style-name="P9">Fysisk modell påbörjad</text:p>
        </text:list-item>
        <text:list-item>
          <text:p text:style-name="P9">Förfinat fysisk modell</text:p>
        </text:list-item>
        <text:list-item>
          <text:p text:style-name="P9">Gjort ny product backlog</text:p>
        </text:list-item>
        <text:list-item>
          <text:p text:style-name="P9">Arbetat med visionen</text:p>
        </text:list-item>
      </text:list>
      <text:h text:style-name="Heading_20_3" text:outline-level="3">Sumering</text:h>
      <text:p text:style-name="Text_20_body">Känns som jag sitter fast i planeringsstadiet pga dokumentationen. Efter fredagens handledarmöte fick vi dock instruktion om att inte gärva ner oss så mycket i dokumentationen.</text:p>
      <text:p text:style-name="Text_20_body">Har också bestämt mig för att "börja om", slänga allt jag gjort nu när jag provat mig fram. Har läst och arbetat mycket med flera olika Ruby on Rails guider och känner nu att jag har lite mer kött på benen när det kommer till hur det fungerar och hur jag vill arbeta. Jag ska arbeta testdrivet, dock ganska snälla test då det är nytt för mig. Vill inte måla in mig i ett hörn för att jag tar mig vatten över huvudet med testningen.</text:p>
      <text:h text:style-name="P4" text:outline-level="2">Iteration 3</text:h>
      <text:h text:style-name="Heading_20_3" text:outline-level="3">Veckorstart</text:h>
      <text:p text:style-name="P2">Denna veckan ska jag fokusera på att sätta igång ett nytt RoR-projekt, med nyaste versione av Ruby on Rails där jag även arbetar testdrivet.</text:p>
      <text:list xml:id="list36548186" text:continue-numbering="true" text:style-name="L1">
        <text:list-item>
          <text:p text:style-name="P9">"Startat om projektet", lyckats rensa github repot och ersatt med ett nytt tomt rails-projekt</text:p>
        </text:list-item>
        <text:list-item>
          <text:p text:style-name="P9">Fått igång och testat rspec för testdriven utveckling.</text:p>
        </text:list-item>
        <text:list-item>
          <text:p text:style-name="P9">Fått igång heroku med nya appen så den kan publiceras.</text:p>
        </text:list-item>
      </text:list>
      <text:h text:style-name="Heading_20_3" text:outline-level="3">Sumering</text:h>
      <text:p text:style-name="Text_20_body">TDD var "värre" än väntat, det är svårt att veta vad som bör testas och hur. Men det går framåt och känns som rätt beslut endå, släpper säkert lite när man fortsätter jobba med det.</text:p>
      <text:p text:style-name="Text_20_body"/>
      <text:p text:style-name="Text_20_body"/>
      <text:p text:style-name="Text_20_body"/>
      <text:p text:style-name="Text_20_body"/>
      <text:p text:style-name="Text_20_body"/>
      <text:h text:style-name="P4" text:outline-level="2"><text:soft-page-break/>Iteration 4</text:h>
      <text:h text:style-name="Heading_20_3" text:outline-level="3">Veckorstart</text:h>
      <text:p text:style-name="P2">Fortsätta kämpa med TDD och försöka få CRUD på palts på riktigt denna veckan är det viktigaste.</text:p>
      <text:list xml:id="list36559026" text:continue-numbering="true" text:style-name="L1">
        <text:list-item>
          <text:p text:style-name="P9">Kämpat med TDD men endå fått upp mycket tester</text:p>
        </text:list-item>
        <text:list-item>
          <text:p text:style-name="P9">Skapat många modeller och dess CRUD</text:p>
        </text:list-item>
        <text:list-item>
          <text:p text:style-name="P9">Kopplat ihop modeller som har relationer med varandra</text:p>
        </text:list-item>
        <text:list-item>
          <text:p text:style-name="P9">CRUD för "modeller som tillhör modeller"</text:p>
        </text:list-item>
        <text:list-item>
          <text:p text:style-name="P9">Bråkat med github</text:p>
        </text:list-item>
      </text:list>
      <text:h text:style-name="Heading_20_3" text:outline-level="3">Sumering</text:h>
      <text:p text:style-name="Text_20_body">Stökade och bråkade mycket med TDD i början på veckan, kom dock en bit framåt och fick in en del mer tester. Blev trött på allt krabb och känslan av "kommer ingen stans" så jag började programmera mycket av modellerna och dess relationer innan det fanns tester på plats.</text:p>
      <text:p text:style-name="Text_20_body">Försökte dra ner projektet till min bärbara dator från git så jag kan jobba från mer än en dator. Detta <text:s/>var lättare sagt än gjort men fick det att funka till slut. Det dök dock upp nya problem med verisonshanteringen på min sationära dator när jag skulle synka det jobbet från den bärbara. Riktigt stökig vecka med mycket skit, men blev endå en produktiv vecka efter att jag släpte på TDD lite granna.</text:p>
      <text:p text:style-name="Text_20_body"/>
      <text:h text:style-name="P4" text:outline-level="2">Iteration 5</text:h>
      <text:h text:style-name="Heading_20_3" text:outline-level="3">Veckorstart</text:h>
      <text:p text:style-name="P2">Slutspurten börjar nu, minst 40 timmar effektiv tid! Ska få klart tester för modellerna, controllrarna och statiska sidorna som finns fram till nu. Sen finslipa alla klasserna så de känns färdiga. Sen blir det att styla lite så det inte ser så jäkla hämskt ut nu när det börjar bli lite substans i applikationen. </text:p>
      <text:list xml:id="list36554663" text:continue-numbering="true" text:style-name="L1">
        <text:list-item>
          <text:p text:style-name="P9">Grundstruktur av layouten</text:p>
        </text:list-item>
        <text:list-item>
          <text:p text:style-name="P9">CSS-classer för grid-layout</text:p>
        </text:list-item>
        <text:list-item>
          <text:p text:style-name="P9">Omstrukturering av modellernas view-filer</text:p>
        </text:list-item>
        <text:list-item>
          <text:p text:style-name="P9">Grundläggande styling av diverse formulär</text:p>
        </text:list-item>
      </text:list>
      <text:h text:style-name="Heading_20_3" text:outline-level="3">Sumering</text:h>
      <text:p text:style-name="Text_20_body">Brörjade veckan med tesning som planerat, fick en mer eller mindre "komplett" tesning av Bryggerierna som kommer göra det enklare att fortsätta på de andra modellerna. I onsdags på föreläsningen kom det dock upp att vi skulle ha med oss gränssnitt-prototyper som ska arbetas med på workshoppen. Så fick sadla om och fokusera mer på design-biten resten av veckan för att ha något att jobba med då.</text:p>
      <text:p text:style-name="Text_20_body"/>
      <text:p text:style-name="Text_20_body"/>
      <text:p text:style-name="Text_20_body"/>
      <text:h text:style-name="P4" text:outline-level="2"><text:soft-page-break/>Iteration 6</text:h>
      <text:h text:style-name="Heading_20_3" text:outline-level="3">Veckorstart</text:h>
      <text:p text:style-name="P2">Mosa på, se till att det kommer upp publika sidor för öl och bryggerier, mer styling så dessa blir ordentligt genomarbetade och tilltalande för besökare. Går det bra sk jag även börja implementera användare och inloggning.</text:p>
      <text:list xml:id="list36568777" text:continue-numbering="true" text:style-name="L1">
        <text:list-item>
          <text:p text:style-name="P9">Användare, inloggning, registrering, användarnivåer(admin och användare)</text:p>
        </text:list-item>
        <text:list-item>
          <text:p text:style-name="P9">publika sidor öl-lista och bryggerilista, med sökning.</text:p>
        </text:list-item>
      </text:list>
      <text:h text:style-name="Heading_20_3" text:outline-level="3">Sumering</text:h>
      <text:p text:style-name="Text_20_body">Har vart en tuff vecka, har vart kaos på jobbet så har vart tvungen att jobba 35 timmar denna veckan. Har försökt nöta på projektet så mycket som möjligt endå och endå nöjd med min insats. Åter igen kom det med kort eller nästan ingen framförhållning fram att det ska vara workshop på gränssnittet och att det krävs ett ganska genomarbetat gränssnitt, så fick även denna veckan fokusera mycket mer på styling än vad jag hade velat.</text:p>
      <text:h text:style-name="P4" text:outline-level="2">Iteration 7</text:h>
      <text:h text:style-name="Heading_20_3" text:outline-level="3">Veckorstart</text:h>
      <text:p text:style-name="P2">Inget jobb alls denna veckan, så inga förutspådda förhinder. Ska få in funktionalitet så användare kan logga öl i sina "logg-böcker" och sen fokusera resten av tiden på styling så allt ser propert och snyggt ut.</text:p>
      <text:h text:style-name="Heading_20_3" text:outline-level="3">Sumering</text:h>
      <text:p text:style-name="Text_20_body">Stressig vecka då motivationen bara försvann helt. Har försökt kämpa och suttit framför datorn nästan hela veckan, men känns endå inte som man fått mycket gjort. Det är så många öppna trådar och oavslutade delar att man bara snurrar iväg på annat hela tiden. All funktionallitet är i det stora hela på plats. Det ser inte så vackert ut men man kan göra allt nu.</text:p>
      <text:h text:style-name="P4" text:outline-level="2">Iteration 8</text:h>
      <text:h text:style-name="Heading_20_3" text:outline-level="3">Veckorstart</text:h>
      <text:p text:style-name="P2">Sista slutspurten. Det ska redovisas, skapas PM, instruktions-film m.m. Ska Lägga resten av tiden fram till söndag natt på att finslipa så mycket det går. Göra instruktioner för installation. Utöka testerna. </text:p>
      <text:h text:style-name="Heading_20_3" text:outline-level="3">Sumering</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3M10S</meta:editing-duration>
    <meta:editing-cycles>23</meta:editing-cycles>
    <meta:generator>OpenOffice/4.0.1$Win32 OpenOffice.org_project/401m5$Build-9714</meta:generator>
    <dc:date>2014-06-03T16:40:04.31</dc:date>
    <meta:document-statistic meta:table-count="0" meta:image-count="0" meta:object-count="0" meta:page-count="4" meta:paragraph-count="79" meta:word-count="1182" meta:character-count="6934"/>
    <meta:user-defined meta:name="Info 1"/>
    <meta:user-defined meta:name="Info 2"/>
    <meta:user-defined meta:name="Info 3"/>
    <meta:user-defined meta:name="Info 4"/>
  </office:meta>
</office:document-meta>
</file>